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1" table:style-name="ta1">
        <table:shapes>
          <draw:frame draw:z-index="0" draw:style-name="gr1" draw:text-style-name="P1" svg:width="15.999cm" svg:height="8.999cm" svg:x="9.032cm" svg:y="0.904cm">
            <draw:object draw:notify-on-update-of-ranges="Vel1.A2:Vel1.A80 Vel1.B2:Vel1.B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andtl root</text:p>
          </table:table-cell>
          <table:table-cell/>
          <table:table-cell office:value-type="string" calcext:value-type="string">
            <text:p>Prandtl ro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5" calcext:value-type="float">
            <text:p>0.01595</text:p>
          </table:table-cell>
          <table:table-cell table:formula="of:=&quot;   &quot;&amp;TEXT([.A2];&quot;0.000000&quot;)&amp;&quot;     &quot;&amp;TEXT([.B2];&quot;0.000000&quot;)" office:value-type="string" office:string-value="   1.000000     0.015950" calcext:value-type="string">
            <text:p><text:s text:c="3"/>1.000000 <text:s text:c="4"/>0.015950</text:p>
          </table:table-cell>
        </table:table-row>
        <table:table-row table:style-name="ro1">
          <table:table-cell office:value-type="float" office:value="0.98664" calcext:value-type="float">
            <text:p>0.98664</text:p>
          </table:table-cell>
          <table:table-cell office:value-type="float" office:value="0.0158" calcext:value-type="float">
            <text:p>0.0158</text:p>
          </table:table-cell>
          <table:table-cell table:formula="of:=&quot;   &quot;&amp;TEXT([.A3];&quot;0.000000&quot;)&amp;&quot;     &quot;&amp;TEXT([.B3];&quot;0.000000&quot;)" office:value-type="string" office:string-value="   0.986640     0.015800" calcext:value-type="string">
            <text:p><text:s text:c="3"/>0.986640 <text:s text:c="4"/>0.015800</text:p>
          </table:table-cell>
        </table:table-row>
        <table:table-row table:style-name="ro1">
          <table:table-cell office:value-type="float" office:value="0.95215" calcext:value-type="float">
            <text:p>0.95215</text:p>
          </table:table-cell>
          <table:table-cell office:value-type="float" office:value="0.0171" calcext:value-type="float">
            <text:p>0.0171</text:p>
          </table:table-cell>
          <table:table-cell table:formula="of:=&quot;   &quot;&amp;TEXT([.A4];&quot;0.000000&quot;)&amp;&quot;     &quot;&amp;TEXT([.B4];&quot;0.000000&quot;)" office:value-type="string" office:string-value="   0.952150     0.017100" calcext:value-type="string">
            <text:p><text:s text:c="3"/>0.952150 <text:s text:c="4"/>0.017100</text:p>
          </table:table-cell>
        </table:table-row>
        <table:table-row table:style-name="ro1">
          <table:table-cell office:value-type="float" office:value="0.89696" calcext:value-type="float">
            <text:p>0.89696</text:p>
          </table:table-cell>
          <table:table-cell office:value-type="float" office:value="0.02355" calcext:value-type="float">
            <text:p>0.02355</text:p>
          </table:table-cell>
          <table:table-cell table:formula="of:=&quot;   &quot;&amp;TEXT([.A5];&quot;0.000000&quot;)&amp;&quot;     &quot;&amp;TEXT([.B5];&quot;0.000000&quot;)" office:value-type="string" office:string-value="   0.896960     0.023550" calcext:value-type="string">
            <text:p><text:s text:c="3"/>0.896960 <text:s text:c="4"/>0.023550</text:p>
          </table:table-cell>
        </table:table-row>
        <table:table-row table:style-name="ro1">
          <table:table-cell office:value-type="float" office:value="0.82387" calcext:value-type="float">
            <text:p>0.82387</text:p>
          </table:table-cell>
          <table:table-cell office:value-type="float" office:value="0.0369" calcext:value-type="float">
            <text:p>0.0369</text:p>
          </table:table-cell>
          <table:table-cell table:formula="of:=&quot;   &quot;&amp;TEXT([.A6];&quot;0.000000&quot;)&amp;&quot;     &quot;&amp;TEXT([.B6];&quot;0.000000&quot;)" office:value-type="string" office:string-value="   0.823870     0.036900" calcext:value-type="string">
            <text:p><text:s text:c="3"/>0.823870 <text:s text:c="4"/>0.036900</text:p>
          </table:table-cell>
        </table:table-row>
        <table:table-row table:style-name="ro1">
          <table:table-cell office:value-type="float" office:value="0.80438" calcext:value-type="float">
            <text:p>0.80438</text:p>
          </table:table-cell>
          <table:table-cell office:value-type="float" office:value="0.04073" calcext:value-type="float">
            <text:p>0.04073</text:p>
          </table:table-cell>
          <table:table-cell table:formula="of:=&quot;   &quot;&amp;TEXT([.A7];&quot;0.000000&quot;)&amp;&quot;     &quot;&amp;TEXT([.B7];&quot;0.000000&quot;)" office:value-type="string" office:string-value="   0.804380     0.040730" calcext:value-type="string">
            <text:p><text:s text:c="3"/>0.804380 <text:s text:c="4"/>0.040730</text:p>
          </table:table-cell>
        </table:table-row>
        <table:table-row table:style-name="ro1">
          <table:table-cell office:value-type="float" office:value="0.77779" calcext:value-type="float">
            <text:p>0.77779</text:p>
          </table:table-cell>
          <table:table-cell office:value-type="float" office:value="0.0459" calcext:value-type="float">
            <text:p>0.0459</text:p>
          </table:table-cell>
          <table:table-cell table:formula="of:=&quot;   &quot;&amp;TEXT([.A8];&quot;0.000000&quot;)&amp;&quot;     &quot;&amp;TEXT([.B8];&quot;0.000000&quot;)" office:value-type="string" office:string-value="   0.777790     0.045900" calcext:value-type="string">
            <text:p><text:s text:c="3"/>0.777790 <text:s text:c="4"/>0.0459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5124" calcext:value-type="float">
            <text:p>0.05124</text:p>
          </table:table-cell>
          <table:table-cell table:formula="of:=&quot;   &quot;&amp;TEXT([.A9];&quot;0.000000&quot;)&amp;&quot;     &quot;&amp;TEXT([.B9];&quot;0.000000&quot;)" office:value-type="string" office:string-value="   0.750000     0.051240" calcext:value-type="string">
            <text:p><text:s text:c="3"/>0.750000 <text:s text:c="4"/>0.051240</text:p>
          </table:table-cell>
        </table:table-row>
        <table:table-row table:style-name="ro1">
          <table:table-cell office:value-type="float" office:value="0.72114" calcext:value-type="float">
            <text:p>0.72114</text:p>
          </table:table-cell>
          <table:table-cell office:value-type="float" office:value="0.05668" calcext:value-type="float">
            <text:p>0.05668</text:p>
          </table:table-cell>
          <table:table-cell table:formula="of:=&quot;   &quot;&amp;TEXT([.A10];&quot;0.000000&quot;)&amp;&quot;     &quot;&amp;TEXT([.B10];&quot;0.000000&quot;)" office:value-type="string" office:string-value="   0.721140     0.056680" calcext:value-type="string">
            <text:p><text:s text:c="3"/>0.721140 <text:s text:c="4"/>0.056680</text:p>
          </table:table-cell>
        </table:table-row>
        <table:table-row table:style-name="ro1">
          <table:table-cell office:value-type="float" office:value="0.69134" calcext:value-type="float">
            <text:p>0.69134</text:p>
          </table:table-cell>
          <table:table-cell office:value-type="float" office:value="0.06218" calcext:value-type="float">
            <text:p>0.06218</text:p>
          </table:table-cell>
          <table:table-cell table:formula="of:=&quot;   &quot;&amp;TEXT([.A11];&quot;0.000000&quot;)&amp;&quot;     &quot;&amp;TEXT([.B11];&quot;0.000000&quot;)" office:value-type="string" office:string-value="   0.691340     0.062180" calcext:value-type="string">
            <text:p><text:s text:c="3"/>0.691340 <text:s text:c="4"/>0.062180</text:p>
          </table:table-cell>
        </table:table-row>
        <table:table-row table:style-name="ro1">
          <table:table-cell office:value-type="float" office:value="0.66072" calcext:value-type="float">
            <text:p>0.66072</text:p>
          </table:table-cell>
          <table:table-cell office:value-type="float" office:value="0.06768" calcext:value-type="float">
            <text:p>0.06768</text:p>
          </table:table-cell>
          <table:table-cell table:formula="of:=&quot;   &quot;&amp;TEXT([.A12];&quot;0.000000&quot;)&amp;&quot;     &quot;&amp;TEXT([.B12];&quot;0.000000&quot;)" office:value-type="string" office:string-value="   0.660720     0.067680" calcext:value-type="string">
            <text:p><text:s text:c="3"/>0.660720 <text:s text:c="4"/>0.067680</text:p>
          </table:table-cell>
        </table:table-row>
        <table:table-row table:style-name="ro1">
          <table:table-cell office:value-type="float" office:value="0.62941" calcext:value-type="float">
            <text:p>0.62941</text:p>
          </table:table-cell>
          <table:table-cell office:value-type="float" office:value="0.07312" calcext:value-type="float">
            <text:p>0.07312</text:p>
          </table:table-cell>
          <table:table-cell table:formula="of:=&quot;   &quot;&amp;TEXT([.A13];&quot;0.000000&quot;)&amp;&quot;     &quot;&amp;TEXT([.B13];&quot;0.000000&quot;)" office:value-type="string" office:string-value="   0.629410     0.073120" calcext:value-type="string">
            <text:p><text:s text:c="3"/>0.629410 <text:s text:c="4"/>0.073120</text:p>
          </table:table-cell>
        </table:table-row>
        <table:table-row table:style-name="ro1">
          <table:table-cell office:value-type="float" office:value="0.59755" calcext:value-type="float">
            <text:p>0.59755</text:p>
          </table:table-cell>
          <table:table-cell office:value-type="float" office:value="0.0784" calcext:value-type="float">
            <text:p>0.0784</text:p>
          </table:table-cell>
          <table:table-cell table:formula="of:=&quot;   &quot;&amp;TEXT([.A14];&quot;0.000000&quot;)&amp;&quot;     &quot;&amp;TEXT([.B14];&quot;0.000000&quot;)" office:value-type="string" office:string-value="   0.597550     0.078400" calcext:value-type="string">
            <text:p><text:s text:c="3"/>0.597550 <text:s text:c="4"/>0.078400</text:p>
          </table:table-cell>
        </table:table-row>
        <table:table-row table:style-name="ro1">
          <table:table-cell office:value-type="float" office:value="0.56526" calcext:value-type="float">
            <text:p>0.56526</text:p>
          </table:table-cell>
          <table:table-cell office:value-type="float" office:value="0.08341" calcext:value-type="float">
            <text:p>0.08341</text:p>
          </table:table-cell>
          <table:table-cell table:formula="of:=&quot;   &quot;&amp;TEXT([.A15];&quot;0.000000&quot;)&amp;&quot;     &quot;&amp;TEXT([.B15];&quot;0.000000&quot;)" office:value-type="string" office:string-value="   0.565260     0.083410" calcext:value-type="string">
            <text:p><text:s text:c="3"/>0.565260 <text:s text:c="4"/>0.083410</text:p>
          </table:table-cell>
        </table:table-row>
        <table:table-row table:style-name="ro1">
          <table:table-cell office:value-type="float" office:value="0.5327" calcext:value-type="float">
            <text:p>0.5327</text:p>
          </table:table-cell>
          <table:table-cell office:value-type="float" office:value="0.088" calcext:value-type="float">
            <text:p>0.088</text:p>
          </table:table-cell>
          <table:table-cell table:formula="of:=&quot;   &quot;&amp;TEXT([.A16];&quot;0.000000&quot;)&amp;&quot;     &quot;&amp;TEXT([.B16];&quot;0.000000&quot;)" office:value-type="string" office:string-value="   0.532700     0.088000" calcext:value-type="string">
            <text:p><text:s text:c="3"/>0.532700 <text:s text:c="4"/>0.088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9201" calcext:value-type="float">
            <text:p>0.09201</text:p>
          </table:table-cell>
          <table:table-cell table:formula="of:=&quot;   &quot;&amp;TEXT([.A17];&quot;0.000000&quot;)&amp;&quot;     &quot;&amp;TEXT([.B17];&quot;0.000000&quot;)" office:value-type="string" office:string-value="   0.500000     0.092010" calcext:value-type="string">
            <text:p><text:s text:c="3"/>0.500000 <text:s text:c="4"/>0.092010</text:p>
          </table:table-cell>
        </table:table-row>
        <table:table-row table:style-name="ro1">
          <table:table-cell office:value-type="float" office:value="0.4673" calcext:value-type="float">
            <text:p>0.4673</text:p>
          </table:table-cell>
          <table:table-cell office:value-type="float" office:value="0.0953" calcext:value-type="float">
            <text:p>0.0953</text:p>
          </table:table-cell>
          <table:table-cell table:formula="of:=&quot;   &quot;&amp;TEXT([.A18];&quot;0.000000&quot;)&amp;&quot;     &quot;&amp;TEXT([.B18];&quot;0.000000&quot;)" office:value-type="string" office:string-value="   0.467300     0.095300" calcext:value-type="string">
            <text:p><text:s text:c="3"/>0.467300 <text:s text:c="4"/>0.095300</text:p>
          </table:table-cell>
        </table:table-row>
        <table:table-row table:style-name="ro1">
          <table:table-cell office:value-type="float" office:value="0.43474" calcext:value-type="float">
            <text:p>0.43474</text:p>
          </table:table-cell>
          <table:table-cell office:value-type="float" office:value="0.09777" calcext:value-type="float">
            <text:p>0.09777</text:p>
          </table:table-cell>
          <table:table-cell table:formula="of:=&quot;   &quot;&amp;TEXT([.A19];&quot;0.000000&quot;)&amp;&quot;     &quot;&amp;TEXT([.B19];&quot;0.000000&quot;)" office:value-type="string" office:string-value="   0.434740     0.097770" calcext:value-type="string">
            <text:p><text:s text:c="3"/>0.434740 <text:s text:c="4"/>0.097770</text:p>
          </table:table-cell>
        </table:table-row>
        <table:table-row table:style-name="ro1">
          <table:table-cell office:value-type="float" office:value="0.40245" calcext:value-type="float">
            <text:p>0.40245</text:p>
          </table:table-cell>
          <table:table-cell office:value-type="float" office:value="0.09936" calcext:value-type="float">
            <text:p>0.09936</text:p>
          </table:table-cell>
          <table:table-cell table:formula="of:=&quot;   &quot;&amp;TEXT([.A20];&quot;0.000000&quot;)&amp;&quot;     &quot;&amp;TEXT([.B20];&quot;0.000000&quot;)" office:value-type="string" office:string-value="   0.402450     0.099360" calcext:value-type="string">
            <text:p><text:s text:c="3"/>0.402450 <text:s text:c="4"/>0.099360</text:p>
          </table:table-cell>
        </table:table-row>
        <table:table-row table:style-name="ro1">
          <table:table-cell office:value-type="float" office:value="0.37059" calcext:value-type="float">
            <text:p>0.37059</text:p>
          </table:table-cell>
          <table:table-cell office:value-type="float" office:value="0.1" calcext:value-type="float">
            <text:p>0.1</text:p>
          </table:table-cell>
          <table:table-cell table:formula="of:=&quot;   &quot;&amp;TEXT([.A21];&quot;0.000000&quot;)&amp;&quot;     &quot;&amp;TEXT([.B21];&quot;0.000000&quot;)" office:value-type="string" office:string-value="   0.370590     0.100000" calcext:value-type="string">
            <text:p><text:s text:c="3"/>0.370590 <text:s text:c="4"/>0.100000</text:p>
          </table:table-cell>
        </table:table-row>
        <table:table-row table:style-name="ro1">
          <table:table-cell office:value-type="float" office:value="0.33928" calcext:value-type="float">
            <text:p>0.33928</text:p>
          </table:table-cell>
          <table:table-cell office:value-type="float" office:value="0.09971" calcext:value-type="float">
            <text:p>0.09971</text:p>
          </table:table-cell>
          <table:table-cell table:formula="of:=&quot;   &quot;&amp;TEXT([.A22];&quot;0.000000&quot;)&amp;&quot;     &quot;&amp;TEXT([.B22];&quot;0.000000&quot;)" office:value-type="string" office:string-value="   0.339280     0.099710" calcext:value-type="string">
            <text:p><text:s text:c="3"/>0.339280 <text:s text:c="4"/>0.099710</text:p>
          </table:table-cell>
        </table:table-row>
        <table:table-row table:style-name="ro1">
          <table:table-cell office:value-type="float" office:value="0.30866" calcext:value-type="float">
            <text:p>0.30866</text:p>
          </table:table-cell>
          <table:table-cell office:value-type="float" office:value="0.09846" calcext:value-type="float">
            <text:p>0.09846</text:p>
          </table:table-cell>
          <table:table-cell table:formula="of:=&quot;   &quot;&amp;TEXT([.A23];&quot;0.000000&quot;)&amp;&quot;     &quot;&amp;TEXT([.B23];&quot;0.000000&quot;)" office:value-type="string" office:string-value="   0.308660     0.098460" calcext:value-type="string">
            <text:p><text:s text:c="3"/>0.308660 <text:s text:c="4"/>0.098460</text:p>
          </table:table-cell>
        </table:table-row>
        <table:table-row table:style-name="ro1">
          <table:table-cell office:value-type="float" office:value="0.27886" calcext:value-type="float">
            <text:p>0.27886</text:p>
          </table:table-cell>
          <table:table-cell office:value-type="float" office:value="0.09632" calcext:value-type="float">
            <text:p>0.09632</text:p>
          </table:table-cell>
          <table:table-cell table:formula="of:=&quot;   &quot;&amp;TEXT([.A24];&quot;0.000000&quot;)&amp;&quot;     &quot;&amp;TEXT([.B24];&quot;0.000000&quot;)" office:value-type="string" office:string-value="   0.278860     0.096320" calcext:value-type="string">
            <text:p><text:s text:c="3"/>0.278860 <text:s text:c="4"/>0.09632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9339" calcext:value-type="float">
            <text:p>0.09339</text:p>
          </table:table-cell>
          <table:table-cell table:formula="of:=&quot;   &quot;&amp;TEXT([.A25];&quot;0.000000&quot;)&amp;&quot;     &quot;&amp;TEXT([.B25];&quot;0.000000&quot;)" office:value-type="string" office:string-value="   0.250000     0.093390" calcext:value-type="string">
            <text:p><text:s text:c="3"/>0.250000 <text:s text:c="4"/>0.093390</text:p>
          </table:table-cell>
        </table:table-row>
        <table:table-row table:style-name="ro1">
          <table:table-cell office:value-type="float" office:value="0.22221" calcext:value-type="float">
            <text:p>0.22221</text:p>
          </table:table-cell>
          <table:table-cell office:value-type="float" office:value="0.08978" calcext:value-type="float">
            <text:p>0.08978</text:p>
          </table:table-cell>
          <table:table-cell table:formula="of:=&quot;   &quot;&amp;TEXT([.A26];&quot;0.000000&quot;)&amp;&quot;     &quot;&amp;TEXT([.B26];&quot;0.000000&quot;)" office:value-type="string" office:string-value="   0.222210     0.089780" calcext:value-type="string">
            <text:p><text:s text:c="3"/>0.222210 <text:s text:c="4"/>0.089780</text:p>
          </table:table-cell>
        </table:table-row>
        <table:table-row table:style-name="ro1">
          <table:table-cell office:value-type="float" office:value="0.19562" calcext:value-type="float">
            <text:p>0.19562</text:p>
          </table:table-cell>
          <table:table-cell office:value-type="float" office:value="0.08553" calcext:value-type="float">
            <text:p>0.08553</text:p>
          </table:table-cell>
          <table:table-cell table:formula="of:=&quot;   &quot;&amp;TEXT([.A27];&quot;0.000000&quot;)&amp;&quot;     &quot;&amp;TEXT([.B27];&quot;0.000000&quot;)" office:value-type="string" office:string-value="   0.195620     0.085530" calcext:value-type="string">
            <text:p><text:s text:c="3"/>0.195620 <text:s text:c="4"/>0.085530</text:p>
          </table:table-cell>
        </table:table-row>
        <table:table-row table:style-name="ro1">
          <table:table-cell office:value-type="float" office:value="0.17033" calcext:value-type="float">
            <text:p>0.17033</text:p>
          </table:table-cell>
          <table:table-cell office:value-type="float" office:value="0.08072" calcext:value-type="float">
            <text:p>0.08072</text:p>
          </table:table-cell>
          <table:table-cell table:formula="of:=&quot;   &quot;&amp;TEXT([.A28];&quot;0.000000&quot;)&amp;&quot;     &quot;&amp;TEXT([.B28];&quot;0.000000&quot;)" office:value-type="string" office:string-value="   0.170330     0.080720" calcext:value-type="string">
            <text:p><text:s text:c="3"/>0.170330 <text:s text:c="4"/>0.080720</text:p>
          </table:table-cell>
        </table:table-row>
        <table:table-row table:style-name="ro1">
          <table:table-cell office:value-type="float" office:value="0.14645" calcext:value-type="float">
            <text:p>0.14645</text:p>
          </table:table-cell>
          <table:table-cell office:value-type="float" office:value="0.07539" calcext:value-type="float">
            <text:p>0.07539</text:p>
          </table:table-cell>
          <table:table-cell table:formula="of:=&quot;   &quot;&amp;TEXT([.A29];&quot;0.000000&quot;)&amp;&quot;     &quot;&amp;TEXT([.B29];&quot;0.000000&quot;)" office:value-type="string" office:string-value="   0.146450     0.075390" calcext:value-type="string">
            <text:p><text:s text:c="3"/>0.146450 <text:s text:c="4"/>0.075390</text:p>
          </table:table-cell>
        </table:table-row>
        <table:table-row table:style-name="ro1">
          <table:table-cell office:value-type="float" office:value="0.12408" calcext:value-type="float">
            <text:p>0.12408</text:p>
          </table:table-cell>
          <table:table-cell office:value-type="float" office:value="0.06963" calcext:value-type="float">
            <text:p>0.06963</text:p>
          </table:table-cell>
          <table:table-cell table:formula="of:=&quot;   &quot;&amp;TEXT([.A30];&quot;0.000000&quot;)&amp;&quot;     &quot;&amp;TEXT([.B30];&quot;0.000000&quot;)" office:value-type="string" office:string-value="   0.124080     0.069630" calcext:value-type="string">
            <text:p><text:s text:c="3"/>0.124080 <text:s text:c="4"/>0.069630</text:p>
          </table:table-cell>
        </table:table-row>
        <table:table-row table:style-name="ro1">
          <table:table-cell office:value-type="float" office:value="0.10332" calcext:value-type="float">
            <text:p>0.10332</text:p>
          </table:table-cell>
          <table:table-cell office:value-type="float" office:value="0.06345" calcext:value-type="float">
            <text:p>0.06345</text:p>
          </table:table-cell>
          <table:table-cell table:formula="of:=&quot;   &quot;&amp;TEXT([.A31];&quot;0.000000&quot;)&amp;&quot;     &quot;&amp;TEXT([.B31];&quot;0.000000&quot;)" office:value-type="string" office:string-value="   0.103320     0.063450" calcext:value-type="string">
            <text:p><text:s text:c="3"/>0.103320 <text:s text:c="4"/>0.063450</text:p>
          </table:table-cell>
        </table:table-row>
        <table:table-row table:style-name="ro1">
          <table:table-cell office:value-type="float" office:value="0.08427" calcext:value-type="float">
            <text:p>0.08427</text:p>
          </table:table-cell>
          <table:table-cell office:value-type="float" office:value="0.05691" calcext:value-type="float">
            <text:p>0.05691</text:p>
          </table:table-cell>
          <table:table-cell table:formula="of:=&quot;   &quot;&amp;TEXT([.A32];&quot;0.000000&quot;)&amp;&quot;     &quot;&amp;TEXT([.B32];&quot;0.000000&quot;)" office:value-type="string" office:string-value="   0.084270     0.056910" calcext:value-type="string">
            <text:p><text:s text:c="3"/>0.084270 <text:s text:c="4"/>0.056910</text:p>
          </table:table-cell>
        </table:table-row>
        <table:table-row table:style-name="ro1">
          <table:table-cell office:value-type="float" office:value="0.06699" calcext:value-type="float">
            <text:p>0.06699</text:p>
          </table:table-cell>
          <table:table-cell office:value-type="float" office:value="0.05017" calcext:value-type="float">
            <text:p>0.05017</text:p>
          </table:table-cell>
          <table:table-cell table:formula="of:=&quot;   &quot;&amp;TEXT([.A33];&quot;0.000000&quot;)&amp;&quot;     &quot;&amp;TEXT([.B33];&quot;0.000000&quot;)" office:value-type="string" office:string-value="   0.066990     0.050170" calcext:value-type="string">
            <text:p><text:s text:c="3"/>0.066990 <text:s text:c="4"/>0.050170</text:p>
          </table:table-cell>
        </table:table-row>
        <table:table-row table:style-name="ro1">
          <table:table-cell office:value-type="float" office:value="0.05156" calcext:value-type="float">
            <text:p>0.05156</text:p>
          </table:table-cell>
          <table:table-cell office:value-type="float" office:value="0.04318" calcext:value-type="float">
            <text:p>0.04318</text:p>
          </table:table-cell>
          <table:table-cell table:formula="of:=&quot;   &quot;&amp;TEXT([.A34];&quot;0.000000&quot;)&amp;&quot;     &quot;&amp;TEXT([.B34];&quot;0.000000&quot;)" office:value-type="string" office:string-value="   0.051560     0.043180" calcext:value-type="string">
            <text:p><text:s text:c="3"/>0.051560 <text:s text:c="4"/>0.043180</text:p>
          </table:table-cell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0.03575" calcext:value-type="float">
            <text:p>0.03575</text:p>
          </table:table-cell>
          <table:table-cell table:formula="of:=&quot;   &quot;&amp;TEXT([.A35];&quot;0.000000&quot;)&amp;&quot;     &quot;&amp;TEXT([.B35];&quot;0.000000&quot;)" office:value-type="string" office:string-value="   0.038060     0.035750" calcext:value-type="string">
            <text:p><text:s text:c="3"/>0.038060 <text:s text:c="4"/>0.035750</text:p>
          </table:table-cell>
        </table:table-row>
        <table:table-row table:style-name="ro1">
          <table:table-cell office:value-type="float" office:value="0.02653" calcext:value-type="float">
            <text:p>0.02653</text:p>
          </table:table-cell>
          <table:table-cell office:value-type="float" office:value="0.02897" calcext:value-type="float">
            <text:p>0.02897</text:p>
          </table:table-cell>
          <table:table-cell table:formula="of:=&quot;   &quot;&amp;TEXT([.A36];&quot;0.000000&quot;)&amp;&quot;     &quot;&amp;TEXT([.B36];&quot;0.000000&quot;)" office:value-type="string" office:string-value="   0.026530     0.028970" calcext:value-type="string">
            <text:p><text:s text:c="3"/>0.026530 <text:s text:c="4"/>0.028970</text:p>
          </table:table-cell>
        </table:table-row>
        <table:table-row table:style-name="ro1">
          <table:table-cell office:value-type="float" office:value="0.01704" calcext:value-type="float">
            <text:p>0.01704</text:p>
          </table:table-cell>
          <table:table-cell office:value-type="float" office:value="0.02201" calcext:value-type="float">
            <text:p>0.02201</text:p>
          </table:table-cell>
          <table:table-cell table:formula="of:=&quot;   &quot;&amp;TEXT([.A37];&quot;0.000000&quot;)&amp;&quot;     &quot;&amp;TEXT([.B37];&quot;0.000000&quot;)" office:value-type="string" office:string-value="   0.017040     0.022010" calcext:value-type="string">
            <text:p><text:s text:c="3"/>0.017040 <text:s text:c="4"/>0.022010</text:p>
          </table:table-cell>
        </table:table-row>
        <table:table-row table:style-name="ro1">
          <table:table-cell office:value-type="float" office:value="0.00961" calcext:value-type="float">
            <text:p>0.00961</text:p>
          </table:table-cell>
          <table:table-cell office:value-type="float" office:value="0.01424" calcext:value-type="float">
            <text:p>0.01424</text:p>
          </table:table-cell>
          <table:table-cell table:formula="of:=&quot;   &quot;&amp;TEXT([.A38];&quot;0.000000&quot;)&amp;&quot;     &quot;&amp;TEXT([.B38];&quot;0.000000&quot;)" office:value-type="string" office:string-value="   0.009610     0.014240" calcext:value-type="string">
            <text:p><text:s text:c="3"/>0.009610 <text:s text:c="4"/>0.014240</text:p>
          </table:table-cell>
        </table:table-row>
        <table:table-row table:style-name="ro1">
          <table:table-cell office:value-type="float" office:value="0.00428" calcext:value-type="float">
            <text:p>0.00428</text:p>
          </table:table-cell>
          <table:table-cell office:value-type="float" office:value="0.00784" calcext:value-type="float">
            <text:p>0.00784</text:p>
          </table:table-cell>
          <table:table-cell table:formula="of:=&quot;   &quot;&amp;TEXT([.A39];&quot;0.000000&quot;)&amp;&quot;     &quot;&amp;TEXT([.B39];&quot;0.000000&quot;)" office:value-type="string" office:string-value="   0.004280     0.007840" calcext:value-type="string">
            <text:p><text:s text:c="3"/>0.004280 <text:s text:c="4"/>0.007840</text:p>
          </table:table-cell>
        </table:table-row>
        <table:table-row table:style-name="ro1">
          <table:table-cell office:value-type="float" office:value="0.00107" calcext:value-type="float">
            <text:p>0.00107</text:p>
          </table:table-cell>
          <table:table-cell office:value-type="float" office:value="0.00353" calcext:value-type="float">
            <text:p>0.00353</text:p>
          </table:table-cell>
          <table:table-cell table:formula="of:=&quot;   &quot;&amp;TEXT([.A40];&quot;0.000000&quot;)&amp;&quot;     &quot;&amp;TEXT([.B40];&quot;0.000000&quot;)" office:value-type="string" office:string-value="   0.001070     0.003530" calcext:value-type="string">
            <text:p><text:s text:c="3"/>0.001070 <text:s text:c="4"/>0.00353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   &quot;&amp;TEXT([.A41];&quot;0.000000&quot;)&amp;&quot;     &quot;&amp;TEXT([.B41];&quot;0.000000&quot;)" office:value-type="string" office:string-value="   0.000000     0.000000" calcext:value-type="string">
            <text:p><text:s text:c="3"/>0.000000 <text:s text:c="4"/>0.000000</text:p>
          </table:table-cell>
        </table:table-row>
        <table:table-row table:style-name="ro1">
          <table:table-cell office:value-type="float" office:value="0.00107" calcext:value-type="float">
            <text:p>0.00107</text:p>
          </table:table-cell>
          <table:table-cell office:value-type="float" office:value="-0.0052" calcext:value-type="float">
            <text:p>-0.0052</text:p>
          </table:table-cell>
          <table:table-cell table:formula="of:=&quot;   &quot;&amp;TEXT([.A42];&quot;0.000000&quot;)&amp;&quot;     &quot;&amp;TEXT([.B42];&quot;0.000000&quot;)" office:value-type="string" office:string-value="   0.001070     -0.005200" calcext:value-type="string">
            <text:p><text:s text:c="3"/>0.001070 <text:s text:c="4"/>-0.005200</text:p>
          </table:table-cell>
        </table:table-row>
        <table:table-row table:style-name="ro1">
          <table:table-cell office:value-type="float" office:value="0.00428" calcext:value-type="float">
            <text:p>0.00428</text:p>
          </table:table-cell>
          <table:table-cell office:value-type="float" office:value="-0.00882" calcext:value-type="float">
            <text:p>-0.00882</text:p>
          </table:table-cell>
          <table:table-cell table:formula="of:=&quot;   &quot;&amp;TEXT([.A43];&quot;0.000000&quot;)&amp;&quot;     &quot;&amp;TEXT([.B43];&quot;0.000000&quot;)" office:value-type="string" office:string-value="   0.004280     -0.008820" calcext:value-type="string">
            <text:p><text:s text:c="3"/>0.004280 <text:s text:c="4"/>-0.008820</text:p>
          </table:table-cell>
        </table:table-row>
        <table:table-row table:style-name="ro1">
          <table:table-cell office:value-type="float" office:value="0.00961" calcext:value-type="float">
            <text:p>0.00961</text:p>
          </table:table-cell>
          <table:table-cell office:value-type="float" office:value="-0.01205" calcext:value-type="float">
            <text:p>-0.01205</text:p>
          </table:table-cell>
          <table:table-cell table:formula="of:=&quot;   &quot;&amp;TEXT([.A44];&quot;0.000000&quot;)&amp;&quot;     &quot;&amp;TEXT([.B44];&quot;0.000000&quot;)" office:value-type="string" office:string-value="   0.009610     -0.012050" calcext:value-type="string">
            <text:p><text:s text:c="3"/>0.009610 <text:s text:c="4"/>-0.012050</text:p>
          </table:table-cell>
        </table:table-row>
        <table:table-row table:style-name="ro1">
          <table:table-cell office:value-type="float" office:value="0.01704" calcext:value-type="float">
            <text:p>0.01704</text:p>
          </table:table-cell>
          <table:table-cell office:value-type="float" office:value="-0.01502" calcext:value-type="float">
            <text:p>-0.01502</text:p>
          </table:table-cell>
          <table:table-cell table:formula="of:=&quot;   &quot;&amp;TEXT([.A45];&quot;0.000000&quot;)&amp;&quot;     &quot;&amp;TEXT([.B45];&quot;0.000000&quot;)" office:value-type="string" office:string-value="   0.017040     -0.015020" calcext:value-type="string">
            <text:p><text:s text:c="3"/>0.017040 <text:s text:c="4"/>-0.015020</text:p>
          </table:table-cell>
        </table:table-row>
        <table:table-row table:style-name="ro1">
          <table:table-cell office:value-type="float" office:value="0.02653" calcext:value-type="float">
            <text:p>0.02653</text:p>
          </table:table-cell>
          <table:table-cell office:value-type="float" office:value="-0.018" calcext:value-type="float">
            <text:p>-0.018</text:p>
          </table:table-cell>
          <table:table-cell table:formula="of:=&quot;   &quot;&amp;TEXT([.A46];&quot;0.000000&quot;)&amp;&quot;     &quot;&amp;TEXT([.B46];&quot;0.000000&quot;)" office:value-type="string" office:string-value="   0.026530     -0.018000" calcext:value-type="string">
            <text:p><text:s text:c="3"/>0.026530 <text:s text:c="4"/>-0.018000</text:p>
          </table:table-cell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-0.02062" calcext:value-type="float">
            <text:p>-0.02062</text:p>
          </table:table-cell>
          <table:table-cell table:formula="of:=&quot;   &quot;&amp;TEXT([.A47];&quot;0.000000&quot;)&amp;&quot;     &quot;&amp;TEXT([.B47];&quot;0.000000&quot;)" office:value-type="string" office:string-value="   0.038060     -0.020620" calcext:value-type="string">
            <text:p><text:s text:c="3"/>0.038060 <text:s text:c="4"/>-0.020620</text:p>
          </table:table-cell>
        </table:table-row>
        <table:table-row table:style-name="ro1">
          <table:table-cell office:value-type="float" office:value="0.05156" calcext:value-type="float">
            <text:p>0.05156</text:p>
          </table:table-cell>
          <table:table-cell office:value-type="float" office:value="-0.02237" calcext:value-type="float">
            <text:p>-0.02237</text:p>
          </table:table-cell>
          <table:table-cell table:formula="of:=&quot;   &quot;&amp;TEXT([.A48];&quot;0.000000&quot;)&amp;&quot;     &quot;&amp;TEXT([.B48];&quot;0.000000&quot;)" office:value-type="string" office:string-value="   0.051560     -0.022370" calcext:value-type="string">
            <text:p><text:s text:c="3"/>0.051560 <text:s text:c="4"/>-0.022370</text:p>
          </table:table-cell>
        </table:table-row>
        <table:table-row table:style-name="ro1">
          <table:table-cell office:value-type="float" office:value="0.06699" calcext:value-type="float">
            <text:p>0.06699</text:p>
          </table:table-cell>
          <table:table-cell office:value-type="float" office:value="-0.02406" calcext:value-type="float">
            <text:p>-0.02406</text:p>
          </table:table-cell>
          <table:table-cell table:formula="of:=&quot;   &quot;&amp;TEXT([.A49];&quot;0.000000&quot;)&amp;&quot;     &quot;&amp;TEXT([.B49];&quot;0.000000&quot;)" office:value-type="string" office:string-value="   0.066990     -0.024060" calcext:value-type="string">
            <text:p><text:s text:c="3"/>0.066990 <text:s text:c="4"/>-0.024060</text:p>
          </table:table-cell>
        </table:table-row>
        <table:table-row table:style-name="ro1">
          <table:table-cell office:value-type="float" office:value="0.08427" calcext:value-type="float">
            <text:p>0.08427</text:p>
          </table:table-cell>
          <table:table-cell office:value-type="float" office:value="-0.02524" calcext:value-type="float">
            <text:p>-0.02524</text:p>
          </table:table-cell>
          <table:table-cell table:formula="of:=&quot;   &quot;&amp;TEXT([.A50];&quot;0.000000&quot;)&amp;&quot;     &quot;&amp;TEXT([.B50];&quot;0.000000&quot;)" office:value-type="string" office:string-value="   0.084270     -0.025240" calcext:value-type="string">
            <text:p><text:s text:c="3"/>0.084270 <text:s text:c="4"/>-0.025240</text:p>
          </table:table-cell>
        </table:table-row>
        <table:table-row table:style-name="ro1">
          <table:table-cell office:value-type="float" office:value="0.10332" calcext:value-type="float">
            <text:p>0.10332</text:p>
          </table:table-cell>
          <table:table-cell office:value-type="float" office:value="-0.02598" calcext:value-type="float">
            <text:p>-0.02598</text:p>
          </table:table-cell>
          <table:table-cell table:formula="of:=&quot;   &quot;&amp;TEXT([.A51];&quot;0.000000&quot;)&amp;&quot;     &quot;&amp;TEXT([.B51];&quot;0.000000&quot;)" office:value-type="string" office:string-value="   0.103320     -0.025980" calcext:value-type="string">
            <text:p><text:s text:c="3"/>0.103320 <text:s text:c="4"/>-0.025980</text:p>
          </table:table-cell>
        </table:table-row>
        <table:table-row table:style-name="ro1">
          <table:table-cell office:value-type="float" office:value="0.12408" calcext:value-type="float">
            <text:p>0.12408</text:p>
          </table:table-cell>
          <table:table-cell office:value-type="float" office:value="-0.02642" calcext:value-type="float">
            <text:p>-0.02642</text:p>
          </table:table-cell>
          <table:table-cell table:formula="of:=&quot;   &quot;&amp;TEXT([.A52];&quot;0.000000&quot;)&amp;&quot;     &quot;&amp;TEXT([.B52];&quot;0.000000&quot;)" office:value-type="string" office:string-value="   0.124080     -0.026420" calcext:value-type="string">
            <text:p><text:s text:c="3"/>0.124080 <text:s text:c="4"/>-0.026420</text:p>
          </table:table-cell>
        </table:table-row>
        <table:table-row table:style-name="ro1">
          <table:table-cell office:value-type="float" office:value="0.14645" calcext:value-type="float">
            <text:p>0.14645</text:p>
          </table:table-cell>
          <table:table-cell office:value-type="float" office:value="-0.02653" calcext:value-type="float">
            <text:p>-0.02653</text:p>
          </table:table-cell>
          <table:table-cell table:formula="of:=&quot;   &quot;&amp;TEXT([.A53];&quot;0.000000&quot;)&amp;&quot;     &quot;&amp;TEXT([.B53];&quot;0.000000&quot;)" office:value-type="string" office:string-value="   0.146450     -0.026530" calcext:value-type="string">
            <text:p><text:s text:c="3"/>0.146450 <text:s text:c="4"/>-0.026530</text:p>
          </table:table-cell>
        </table:table-row>
        <table:table-row table:style-name="ro1">
          <table:table-cell office:value-type="float" office:value="0.17033" calcext:value-type="float">
            <text:p>0.17033</text:p>
          </table:table-cell>
          <table:table-cell office:value-type="float" office:value="-0.02631" calcext:value-type="float">
            <text:p>-0.02631</text:p>
          </table:table-cell>
          <table:table-cell table:formula="of:=&quot;   &quot;&amp;TEXT([.A54];&quot;0.000000&quot;)&amp;&quot;     &quot;&amp;TEXT([.B54];&quot;0.000000&quot;)" office:value-type="string" office:string-value="   0.170330     -0.026310" calcext:value-type="string">
            <text:p><text:s text:c="3"/>0.170330 <text:s text:c="4"/>-0.026310</text:p>
          </table:table-cell>
        </table:table-row>
        <table:table-row table:style-name="ro1">
          <table:table-cell office:value-type="float" office:value="0.19562" calcext:value-type="float">
            <text:p>0.19562</text:p>
          </table:table-cell>
          <table:table-cell office:value-type="float" office:value="-0.02584" calcext:value-type="float">
            <text:p>-0.02584</text:p>
          </table:table-cell>
          <table:table-cell table:formula="of:=&quot;   &quot;&amp;TEXT([.A55];&quot;0.000000&quot;)&amp;&quot;     &quot;&amp;TEXT([.B55];&quot;0.000000&quot;)" office:value-type="string" office:string-value="   0.195620     -0.025840" calcext:value-type="string">
            <text:p><text:s text:c="3"/>0.195620 <text:s text:c="4"/>-0.025840</text:p>
          </table:table-cell>
        </table:table-row>
        <table:table-row table:style-name="ro1">
          <table:table-cell office:value-type="float" office:value="0.22221" calcext:value-type="float">
            <text:p>0.22221</text:p>
          </table:table-cell>
          <table:table-cell office:value-type="float" office:value="-0.02512" calcext:value-type="float">
            <text:p>-0.02512</text:p>
          </table:table-cell>
          <table:table-cell table:formula="of:=&quot;   &quot;&amp;TEXT([.A56];&quot;0.000000&quot;)&amp;&quot;     &quot;&amp;TEXT([.B56];&quot;0.000000&quot;)" office:value-type="string" office:string-value="   0.222210     -0.025120" calcext:value-type="string">
            <text:p><text:s text:c="3"/>0.222210 <text:s text:c="4"/>-0.02512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2419" calcext:value-type="float">
            <text:p>-0.02419</text:p>
          </table:table-cell>
          <table:table-cell table:formula="of:=&quot;   &quot;&amp;TEXT([.A57];&quot;0.000000&quot;)&amp;&quot;     &quot;&amp;TEXT([.B57];&quot;0.000000&quot;)" office:value-type="string" office:string-value="   0.250000     -0.024190" calcext:value-type="string">
            <text:p><text:s text:c="3"/>0.250000 <text:s text:c="4"/>-0.024190</text:p>
          </table:table-cell>
        </table:table-row>
        <table:table-row table:style-name="ro1">
          <table:table-cell office:value-type="float" office:value="0.27886" calcext:value-type="float">
            <text:p>0.27886</text:p>
          </table:table-cell>
          <table:table-cell office:value-type="float" office:value="-0.02308" calcext:value-type="float">
            <text:p>-0.02308</text:p>
          </table:table-cell>
          <table:table-cell table:formula="of:=&quot;   &quot;&amp;TEXT([.A58];&quot;0.000000&quot;)&amp;&quot;     &quot;&amp;TEXT([.B58];&quot;0.000000&quot;)" office:value-type="string" office:string-value="   0.278860     -0.023080" calcext:value-type="string">
            <text:p><text:s text:c="3"/>0.278860 <text:s text:c="4"/>-0.023080</text:p>
          </table:table-cell>
        </table:table-row>
        <table:table-row table:style-name="ro1">
          <table:table-cell office:value-type="float" office:value="0.30866" calcext:value-type="float">
            <text:p>0.30866</text:p>
          </table:table-cell>
          <table:table-cell office:value-type="float" office:value="-0.02184" calcext:value-type="float">
            <text:p>-0.02184</text:p>
          </table:table-cell>
          <table:table-cell table:formula="of:=&quot;   &quot;&amp;TEXT([.A59];&quot;0.000000&quot;)&amp;&quot;     &quot;&amp;TEXT([.B59];&quot;0.000000&quot;)" office:value-type="string" office:string-value="   0.308660     -0.021840" calcext:value-type="string">
            <text:p><text:s text:c="3"/>0.308660 <text:s text:c="4"/>-0.021840</text:p>
          </table:table-cell>
        </table:table-row>
        <table:table-row table:style-name="ro1">
          <table:table-cell office:value-type="float" office:value="0.33928" calcext:value-type="float">
            <text:p>0.33928</text:p>
          </table:table-cell>
          <table:table-cell office:value-type="float" office:value="-0.02047" calcext:value-type="float">
            <text:p>-0.02047</text:p>
          </table:table-cell>
          <table:table-cell table:formula="of:=&quot;   &quot;&amp;TEXT([.A60];&quot;0.000000&quot;)&amp;&quot;     &quot;&amp;TEXT([.B60];&quot;0.000000&quot;)" office:value-type="string" office:string-value="   0.339280     -0.020470" calcext:value-type="string">
            <text:p><text:s text:c="3"/>0.339280 <text:s text:c="4"/>-0.020470</text:p>
          </table:table-cell>
        </table:table-row>
        <table:table-row table:style-name="ro1">
          <table:table-cell office:value-type="float" office:value="0.37059" calcext:value-type="float">
            <text:p>0.37059</text:p>
          </table:table-cell>
          <table:table-cell office:value-type="float" office:value="-0.01904" calcext:value-type="float">
            <text:p>-0.01904</text:p>
          </table:table-cell>
          <table:table-cell table:formula="of:=&quot;   &quot;&amp;TEXT([.A61];&quot;0.000000&quot;)&amp;&quot;     &quot;&amp;TEXT([.B61];&quot;0.000000&quot;)" office:value-type="string" office:string-value="   0.370590     -0.019040" calcext:value-type="string">
            <text:p><text:s text:c="3"/>0.370590 <text:s text:c="4"/>-0.019040</text:p>
          </table:table-cell>
        </table:table-row>
        <table:table-row table:style-name="ro1">
          <table:table-cell office:value-type="float" office:value="0.40245" calcext:value-type="float">
            <text:p>0.40245</text:p>
          </table:table-cell>
          <table:table-cell office:value-type="float" office:value="-0.01754" calcext:value-type="float">
            <text:p>-0.01754</text:p>
          </table:table-cell>
          <table:table-cell table:formula="of:=&quot;   &quot;&amp;TEXT([.A62];&quot;0.000000&quot;)&amp;&quot;     &quot;&amp;TEXT([.B62];&quot;0.000000&quot;)" office:value-type="string" office:string-value="   0.402450     -0.017540" calcext:value-type="string">
            <text:p><text:s text:c="3"/>0.402450 <text:s text:c="4"/>-0.017540</text:p>
          </table:table-cell>
        </table:table-row>
        <table:table-row table:style-name="ro1">
          <table:table-cell office:value-type="float" office:value="0.43474" calcext:value-type="float">
            <text:p>0.43474</text:p>
          </table:table-cell>
          <table:table-cell office:value-type="float" office:value="-0.01602" calcext:value-type="float">
            <text:p>-0.01602</text:p>
          </table:table-cell>
          <table:table-cell table:formula="of:=&quot;   &quot;&amp;TEXT([.A63];&quot;0.000000&quot;)&amp;&quot;     &quot;&amp;TEXT([.B63];&quot;0.000000&quot;)" office:value-type="string" office:string-value="   0.434740     -0.016020" calcext:value-type="string">
            <text:p><text:s text:c="3"/>0.434740 <text:s text:c="4"/>-0.016020</text:p>
          </table:table-cell>
        </table:table-row>
        <table:table-row table:style-name="ro1">
          <table:table-cell office:value-type="float" office:value="0.4673" calcext:value-type="float">
            <text:p>0.4673</text:p>
          </table:table-cell>
          <table:table-cell office:value-type="float" office:value="-0.01451" calcext:value-type="float">
            <text:p>-0.01451</text:p>
          </table:table-cell>
          <table:table-cell table:formula="of:=&quot;   &quot;&amp;TEXT([.A64];&quot;0.000000&quot;)&amp;&quot;     &quot;&amp;TEXT([.B64];&quot;0.000000&quot;)" office:value-type="string" office:string-value="   0.467300     -0.014510" calcext:value-type="string">
            <text:p><text:s text:c="3"/>0.467300 <text:s text:c="4"/>-0.01451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1301" calcext:value-type="float">
            <text:p>-0.01301</text:p>
          </table:table-cell>
          <table:table-cell table:formula="of:=&quot;   &quot;&amp;TEXT([.A65];&quot;0.000000&quot;)&amp;&quot;     &quot;&amp;TEXT([.B65];&quot;0.000000&quot;)" office:value-type="string" office:string-value="   0.500000     -0.013010" calcext:value-type="string">
            <text:p><text:s text:c="3"/>0.500000 <text:s text:c="4"/>-0.013010</text:p>
          </table:table-cell>
        </table:table-row>
        <table:table-row table:style-name="ro1">
          <table:table-cell office:value-type="float" office:value="0.5327" calcext:value-type="float">
            <text:p>0.5327</text:p>
          </table:table-cell>
          <table:table-cell office:value-type="float" office:value="-0.01156" calcext:value-type="float">
            <text:p>-0.01156</text:p>
          </table:table-cell>
          <table:table-cell table:formula="of:=&quot;   &quot;&amp;TEXT([.A66];&quot;0.000000&quot;)&amp;&quot;     &quot;&amp;TEXT([.B66];&quot;0.000000&quot;)" office:value-type="string" office:string-value="   0.532700     -0.011560" calcext:value-type="string">
            <text:p><text:s text:c="3"/>0.532700 <text:s text:c="4"/>-0.011560</text:p>
          </table:table-cell>
        </table:table-row>
        <table:table-row table:style-name="ro1">
          <table:table-cell office:value-type="float" office:value="0.56526" calcext:value-type="float">
            <text:p>0.56526</text:p>
          </table:table-cell>
          <table:table-cell office:value-type="float" office:value="-0.01017" calcext:value-type="float">
            <text:p>-0.01017</text:p>
          </table:table-cell>
          <table:table-cell table:formula="of:=&quot;   &quot;&amp;TEXT([.A67];&quot;0.000000&quot;)&amp;&quot;     &quot;&amp;TEXT([.B67];&quot;0.000000&quot;)" office:value-type="string" office:string-value="   0.565260     -0.010170" calcext:value-type="string">
            <text:p><text:s text:c="3"/>0.565260 <text:s text:c="4"/>-0.010170</text:p>
          </table:table-cell>
        </table:table-row>
        <table:table-row table:style-name="ro1">
          <table:table-cell office:value-type="float" office:value="0.59755" calcext:value-type="float">
            <text:p>0.59755</text:p>
          </table:table-cell>
          <table:table-cell office:value-type="float" office:value="-0.00885" calcext:value-type="float">
            <text:p>-0.00885</text:p>
          </table:table-cell>
          <table:table-cell table:formula="of:=&quot;   &quot;&amp;TEXT([.A68];&quot;0.000000&quot;)&amp;&quot;     &quot;&amp;TEXT([.B68];&quot;0.000000&quot;)" office:value-type="string" office:string-value="   0.597550     -0.008850" calcext:value-type="string">
            <text:p><text:s text:c="3"/>0.597550 <text:s text:c="4"/>-0.008850</text:p>
          </table:table-cell>
        </table:table-row>
        <table:table-row table:style-name="ro1">
          <table:table-cell office:value-type="float" office:value="0.62941" calcext:value-type="float">
            <text:p>0.62941</text:p>
          </table:table-cell>
          <table:table-cell office:value-type="float" office:value="-0.00761" calcext:value-type="float">
            <text:p>-0.00761</text:p>
          </table:table-cell>
          <table:table-cell table:formula="of:=&quot;   &quot;&amp;TEXT([.A69];&quot;0.000000&quot;)&amp;&quot;     &quot;&amp;TEXT([.B69];&quot;0.000000&quot;)" office:value-type="string" office:string-value="   0.629410     -0.007610" calcext:value-type="string">
            <text:p><text:s text:c="3"/>0.629410 <text:s text:c="4"/>-0.007610</text:p>
          </table:table-cell>
        </table:table-row>
        <table:table-row table:style-name="ro1">
          <table:table-cell office:value-type="float" office:value="0.66072" calcext:value-type="float">
            <text:p>0.66072</text:p>
          </table:table-cell>
          <table:table-cell office:value-type="float" office:value="-0.00646" calcext:value-type="float">
            <text:p>-0.00646</text:p>
          </table:table-cell>
          <table:table-cell table:formula="of:=&quot;   &quot;&amp;TEXT([.A70];&quot;0.000000&quot;)&amp;&quot;     &quot;&amp;TEXT([.B70];&quot;0.000000&quot;)" office:value-type="string" office:string-value="   0.660720     -0.006460" calcext:value-type="string">
            <text:p><text:s text:c="3"/>0.660720 <text:s text:c="4"/>-0.006460</text:p>
          </table:table-cell>
        </table:table-row>
        <table:table-row table:style-name="ro1">
          <table:table-cell office:value-type="float" office:value="0.69134" calcext:value-type="float">
            <text:p>0.69134</text:p>
          </table:table-cell>
          <table:table-cell office:value-type="float" office:value="-0.00542" calcext:value-type="float">
            <text:p>-0.00542</text:p>
          </table:table-cell>
          <table:table-cell table:formula="of:=&quot;   &quot;&amp;TEXT([.A71];&quot;0.000000&quot;)&amp;&quot;     &quot;&amp;TEXT([.B71];&quot;0.000000&quot;)" office:value-type="string" office:string-value="   0.691340     -0.005420" calcext:value-type="string">
            <text:p><text:s text:c="3"/>0.691340 <text:s text:c="4"/>-0.005420</text:p>
          </table:table-cell>
        </table:table-row>
        <table:table-row table:style-name="ro1">
          <table:table-cell office:value-type="float" office:value="0.72114" calcext:value-type="float">
            <text:p>0.72114</text:p>
          </table:table-cell>
          <table:table-cell office:value-type="float" office:value="-0.00448" calcext:value-type="float">
            <text:p>-0.00448</text:p>
          </table:table-cell>
          <table:table-cell table:formula="of:=&quot;   &quot;&amp;TEXT([.A72];&quot;0.000000&quot;)&amp;&quot;     &quot;&amp;TEXT([.B72];&quot;0.000000&quot;)" office:value-type="string" office:string-value="   0.721140     -0.004480" calcext:value-type="string">
            <text:p><text:s text:c="3"/>0.721140 <text:s text:c="4"/>-0.00448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0364" calcext:value-type="float">
            <text:p>-0.00364</text:p>
          </table:table-cell>
          <table:table-cell table:formula="of:=&quot;   &quot;&amp;TEXT([.A73];&quot;0.000000&quot;)&amp;&quot;     &quot;&amp;TEXT([.B73];&quot;0.000000&quot;)" office:value-type="string" office:string-value="   0.750000     -0.003640" calcext:value-type="string">
            <text:p><text:s text:c="3"/>0.750000 <text:s text:c="4"/>-0.003640</text:p>
          </table:table-cell>
        </table:table-row>
        <table:table-row table:style-name="ro1">
          <table:table-cell office:value-type="float" office:value="0.77779" calcext:value-type="float">
            <text:p>0.77779</text:p>
          </table:table-cell>
          <table:table-cell office:value-type="float" office:value="-0.00291" calcext:value-type="float">
            <text:p>-0.00291</text:p>
          </table:table-cell>
          <table:table-cell table:formula="of:=&quot;   &quot;&amp;TEXT([.A74];&quot;0.000000&quot;)&amp;&quot;     &quot;&amp;TEXT([.B74];&quot;0.000000&quot;)" office:value-type="string" office:string-value="   0.777790     -0.002910" calcext:value-type="string">
            <text:p><text:s text:c="3"/>0.777790 <text:s text:c="4"/>-0.002910</text:p>
          </table:table-cell>
        </table:table-row>
        <table:table-row table:style-name="ro1">
          <table:table-cell office:value-type="float" office:value="0.80438" calcext:value-type="float">
            <text:p>0.80438</text:p>
          </table:table-cell>
          <table:table-cell office:value-type="float" office:value="-0.00227" calcext:value-type="float">
            <text:p>-0.00227</text:p>
          </table:table-cell>
          <table:table-cell table:formula="of:=&quot;   &quot;&amp;TEXT([.A75];&quot;0.000000&quot;)&amp;&quot;     &quot;&amp;TEXT([.B75];&quot;0.000000&quot;)" office:value-type="string" office:string-value="   0.804380     -0.002270" calcext:value-type="string">
            <text:p><text:s text:c="3"/>0.804380 <text:s text:c="4"/>-0.002270</text:p>
          </table:table-cell>
        </table:table-row>
        <table:table-row table:style-name="ro1">
          <table:table-cell office:value-type="float" office:value="0.82005" calcext:value-type="float">
            <text:p>0.82005</text:p>
          </table:table-cell>
          <table:table-cell office:value-type="float" office:value="-0.00194" calcext:value-type="float">
            <text:p>-0.00194</text:p>
          </table:table-cell>
          <table:table-cell table:formula="of:=&quot;   &quot;&amp;TEXT([.A76];&quot;0.000000&quot;)&amp;&quot;     &quot;&amp;TEXT([.B76];&quot;0.000000&quot;)" office:value-type="string" office:string-value="   0.820050     -0.001940" calcext:value-type="string">
            <text:p><text:s text:c="3"/>0.820050 <text:s text:c="4"/>-0.001940</text:p>
          </table:table-cell>
        </table:table-row>
        <table:table-row table:style-name="ro1">
          <table:table-cell office:value-type="float" office:value="0.89553" calcext:value-type="float">
            <text:p>0.89553</text:p>
          </table:table-cell>
          <table:table-cell office:value-type="float" office:value="0.00255" calcext:value-type="float">
            <text:p>0.00255</text:p>
          </table:table-cell>
          <table:table-cell table:formula="of:=&quot;   &quot;&amp;TEXT([.A77];&quot;0.000000&quot;)&amp;&quot;     &quot;&amp;TEXT([.B77];&quot;0.000000&quot;)" office:value-type="string" office:string-value="   0.895530     0.002550" calcext:value-type="string">
            <text:p><text:s text:c="3"/>0.895530 <text:s text:c="4"/>0.002550</text:p>
          </table:table-cell>
        </table:table-row>
        <table:table-row table:style-name="ro1">
          <table:table-cell office:value-type="float" office:value="0.95184" calcext:value-type="float">
            <text:p>0.95184</text:p>
          </table:table-cell>
          <table:table-cell office:value-type="float" office:value="0.00908" calcext:value-type="float">
            <text:p>0.00908</text:p>
          </table:table-cell>
          <table:table-cell table:formula="of:=&quot;   &quot;&amp;TEXT([.A78];&quot;0.000000&quot;)&amp;&quot;     &quot;&amp;TEXT([.B78];&quot;0.000000&quot;)" office:value-type="string" office:string-value="   0.951840     0.009080" calcext:value-type="string">
            <text:p><text:s text:c="3"/>0.951840 <text:s text:c="4"/>0.009080</text:p>
          </table:table-cell>
        </table:table-row>
        <table:table-row table:style-name="ro1">
          <table:table-cell office:value-type="float" office:value="0.98662" calcext:value-type="float">
            <text:p>0.98662</text:p>
          </table:table-cell>
          <table:table-cell office:value-type="float" office:value="0.01411" calcext:value-type="float">
            <text:p>0.01411</text:p>
          </table:table-cell>
          <table:table-cell table:formula="of:=&quot;   &quot;&amp;TEXT([.A79];&quot;0.000000&quot;)&amp;&quot;     &quot;&amp;TEXT([.B79];&quot;0.000000&quot;)" office:value-type="string" office:string-value="   0.986620     0.014110" calcext:value-type="string">
            <text:p><text:s text:c="3"/>0.986620 <text:s text:c="4"/>0.014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5" calcext:value-type="float">
            <text:p>0.01595</text:p>
          </table:table-cell>
          <table:table-cell table:formula="of:=&quot;   &quot;&amp;TEXT([.A80];&quot;0.000000&quot;)&amp;&quot;     &quot;&amp;TEXT([.B80];&quot;0.000000&quot;)" office:value-type="string" office:string-value="   1.000000     0.015950" calcext:value-type="string">
            <text:p><text:s text:c="3"/>1.000000 <text:s text:c="4"/>0.015950</text:p>
          </table:table-cell>
        </table:table-row>
      </table:table>
      <table:table table:name="Resultate" table:style-name="ta1">
        <table:shapes>
          <draw:frame draw:z-index="0" draw:style-name="gr1" draw:text-style-name="P1" svg:width="15.999cm" svg:height="8.999cm" svg:x="17.524cm" svg:y="8.421cm">
            <draw:object draw:notify-on-update-of-ranges="Resultate.A24:Resultate.A46 Resultate.B24:Resultate.B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office:value-type="string" calcext:value-type="string">
            <text:p>Maximum CL</text:p>
          </table:table-cell>
          <table:table-cell table:formula="of:=MAX([.B24:.B46])" office:value-type="float" office:value="1.1566" calcext:value-type="float">
            <text:p>1.156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 text:c="7"/>XFOIL <text:s text:c="8"/>Version 6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alculated polar for: Prandtl root <text:s text:c="35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 1 Reynolds number fixed <text:s text:c="9"/>Mach number fixed <text:s text:c="8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xtrf = <text:s text:c="2"/>1.000 (top) <text:s text:c="7"/>1.000 (bottom)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ach = <text:s text:c="2"/>0.000 <text:s text:c="4"/>Re = <text:s text:c="4"/>0.100 e 6 <text:s text:c="4"/>Ncrit = <text:s text:c="2"/>9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alpha</text:p>
          </table:table-cell>
          <table:table-cell office:value-type="string" calcext:value-type="string">
            <text:p><text:s text:c="3"/>CL</text:p>
          </table:table-cell>
          <table:table-cell office:value-type="string" calcext:value-type="string">
            <text:p><text:s text:c="4"/>CD</text:p>
          </table:table-cell>
          <table:table-cell office:value-type="string" calcext:value-type="string">
            <text:p><text:s text:c="3"/>CDp</text:p>
          </table:table-cell>
          <table:table-cell office:value-type="string" calcext:value-type="string">
            <text:p><text:s text:c="3"/>CM</text:p>
          </table:table-cell>
          <table:table-cell office:value-type="string" calcext:value-type="string">
            <text:p>Top_Xtr</text:p>
          </table:table-cell>
          <table:table-cell office:value-type="string" calcext:value-type="string">
            <text:p>Bot_Xtr</text:p>
          </table:table-cell>
        </table:table-row>
        <table:table-row table:style-name="ro1">
          <table:table-cell office:value-type="string" calcext:value-type="string">
            <text:p><text:s/>-------</text:p>
          </table:table-cell>
          <table:table-cell office:value-type="string" calcext:value-type="string">
            <text:p>--------</text:p>
          </table:table-cell>
          <table:table-cell table:number-columns-repeated="2"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2664" calcext:value-type="float">
            <text:p>-0.2664</text:p>
          </table:table-cell>
          <table:table-cell office:value-type="float" office:value="0.07942" calcext:value-type="float">
            <text:p>0.07942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965" calcext:value-type="float">
            <text:p>0.965</text:p>
          </table:table-cell>
          <table:table-cell office:value-type="float" office:value="0.1141" calcext:value-type="float">
            <text:p>0.114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2629" calcext:value-type="float">
            <text:p>-0.2629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0622" calcext:value-type="float">
            <text:p>0.0622</text:p>
          </table:table-cell>
          <table:table-cell office:value-type="float" office:value="-0.0737" calcext:value-type="float">
            <text:p>-0.073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1431" calcext:value-type="float">
            <text:p>0.143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3073" calcext:value-type="float">
            <text:p>-0.3073</text:p>
          </table:table-cell>
          <table:table-cell office:value-type="float" office:value="0.04159" calcext:value-type="float">
            <text:p>0.04159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864" calcext:value-type="float">
            <text:p>0.864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2446" calcext:value-type="float">
            <text:p>-0.2446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-0.0611" calcext:value-type="float">
            <text:p>-0.061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1571" calcext:value-type="float">
            <text:p>-0.1571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79" calcext:value-type="float">
            <text:p>0.0179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1018" calcext:value-type="float">
            <text:p>0.101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0677" calcext:value-type="float">
            <text:p>-0.0677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2135" calcext:value-type="float">
            <text:p>0.21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-0.0816" calcext:value-type="float">
            <text:p>-0.0816</text:p>
          </table:table-cell>
          <table:table-cell office:value-type="float" office:value="0.7463" calcext:value-type="float">
            <text:p>0.7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0.7248" calcext:value-type="float">
            <text:p>0.7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37" calcext:value-type="float">
            <text:p>0.4937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6997" calcext:value-type="float">
            <text:p>0.6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0.6751" calcext:value-type="float">
            <text:p>0.6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17" calcext:value-type="float">
            <text:p>0.6417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651" calcext:value-type="float">
            <text:p>0.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0.6321" calcext:value-type="float">
            <text:p>0.6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0.6025" calcext:value-type="float">
            <text:p>0.6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02614" calcext:value-type="float">
            <text:p>0.02614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-0.0514" calcext:value-type="float">
            <text:p>-0.0514</text:p>
          </table:table-cell>
          <table:table-cell office:value-type="float" office:value="0.5646" calcext:value-type="float">
            <text:p>0.5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359" calcext:value-type="float">
            <text:p>1.0359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0.512" calcext:value-type="float">
            <text:p>0.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178" calcext:value-type="float">
            <text:p>1.1178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-0.0373" calcext:value-type="float">
            <text:p>-0.0373</text:p>
          </table:table-cell>
          <table:table-cell office:value-type="float" office:value="0.4316" calcext:value-type="float">
            <text:p>0.4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566" calcext:value-type="float">
            <text:p>1.1566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0.3422" calcext:value-type="float">
            <text:p>0.3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255" calcext:value-type="float">
            <text:p>1.1255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836" calcext:value-type="float">
            <text:p>1.0836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1209" calcext:value-type="float">
            <text:p>0.1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444" calcext:value-type="float">
            <text:p>1.0444</text:p>
          </table:table-cell>
          <table:table-cell office:value-type="float" office:value="0.05121" calcext:value-type="float">
            <text:p>0.05121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506" calcext:value-type="float">
            <text:p>0.0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378" calcext:value-type="float">
            <text:p>1.0378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5351" calcext:value-type="float">
            <text:p>0.0535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97" calcext:value-type="float">
            <text:p>1.097</text:p>
          </table:table-cell>
          <table:table-cell office:value-type="float" office:value="0.06666" calcext:value-type="float">
            <text:p>0.06666</text:p>
          </table:table-cell>
          <table:table-cell office:value-type="float" office:value="0.05867" calcext:value-type="float">
            <text:p>0.0586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73" calcext:value-type="float">
            <text:p>0.037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f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af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0122P0" style:volatile="true" number:language="af" number:country="ZA">
      <number:text>R </number:text>
      <number:number number:decimal-places="0" number:min-decimal-places="0" number:min-integer-digits="1" number:grouping="true"/>
    </number:number-style>
    <number:number-style style:name="N10122" number:language="af" number:country="ZA">
      <number:text>R -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af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af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5P0" style:volatile="true" number:language="af" number:country="ZA">
      <number:text>R </number:text>
      <number:number number:decimal-places="2" number:min-decimal-places="2" number:min-integer-digits="1" number:grouping="true"/>
    </number:number-style>
    <number:number-style style:name="N10125" number:language="af" number:country="ZA">
      <number:text>R -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af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af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date-style style:name="N10127" number:language="af" number:country="ZA">
      <number:day number:style="long"/>
      <number:text>-</number:text>
      <number:month number:textual="true"/>
      <number:text>-</number:text>
      <number:year/>
    </number:date-style>
    <number:date-style style:name="N10128" number:language="af" number:country="ZA">
      <number:day number:style="long"/>
      <number:text>-</number:text>
      <number:month number:textual="true"/>
    </number:date-style>
    <number:date-style style:name="N10129" number:language="af" number:country="ZA">
      <number:month number:textual="true"/>
      <number:text>-</number:text>
      <number:year/>
    </number:date-style>
    <number:date-style style:name="N10130" number:language="af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1P0" style:volatile="true" number:language="af" number:country="ZA">
      <number:number number:decimal-places="0" number:min-decimal-places="0" number:min-integer-digits="1" number:grouping="true"/>
    </number:number-style>
    <number:number-style style:name="N10131" number:language="af" number:country="ZA">
      <number:text>-</number:text>
      <number:number number:decimal-places="0" number:min-decimal-places="0" number:min-integer-digits="1" number:grouping="true"/>
      <style:map style:condition="value()&gt;=0" style:apply-style-name="N10131P0"/>
    </number:number-style>
    <number:number-style style:name="N10132P0" style:volatile="true" number:language="af" number:country="ZA">
      <number:number number:decimal-places="0" number:min-decimal-places="0" number:min-integer-digits="1" number:grouping="true"/>
    </number:number-style>
    <number:number-style style:name="N10132" number:language="af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af" number:country="ZA">
      <number:number number:decimal-places="2" number:min-decimal-places="2" number:min-integer-digits="1" number:grouping="true"/>
    </number:number-style>
    <number:number-style style:name="N10133" number:language="af" number:country="ZA">
      <number:text>-</number:text>
      <number:number number:decimal-places="2" number:min-decimal-places="2" number:min-integer-digits="1" number:grouping="true"/>
      <style:map style:condition="value()&gt;=0" style:apply-style-name="N10133P0"/>
    </number:number-style>
    <number:number-style style:name="N10134P0" style:volatile="true" number:language="af" number:country="ZA">
      <number:number number:decimal-places="2" number:min-decimal-places="2" number:min-integer-digits="1" number:grouping="true"/>
    </number:number-style>
    <number:number-style style:name="N10134" number:language="af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8P0" style:volatile="true" number:language="af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af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8P2" style:volatile="true" number:language="af" number:country="ZA">
      <number:text> </number:text>
      <number:fill-character> </number:fill-character>
      <number:text>- </number:text>
    </number:number-style>
    <number:text-style style:name="N10138" number:language="af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af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af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2P2" style:volatile="true" number:language="af" number:country="ZA">
      <number:text> R </number:text>
      <number:fill-character> </number:fill-character>
      <number:text>- </number:text>
    </number:number-style>
    <number:text-style style:name="N10142" number:language="af" number:country="Z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af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af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6P2" style:volatile="true" number:language="af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af" number:country="ZA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af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af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0P2" style:volatile="true" number:language="af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af" number:country="ZA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Bladsy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4:19:32.303000000">00:00:00</text:time></text:p>
        </style:region-right>
      </style:header>
      <style:header-left style:display="false"/>
      <style:header-first style:display="false"/>
      <style:footer>
        <text:p>Bladsy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26T22:12:44.508016985</meta:creation-date>
    <dc:date>2023-12-31T14:54:47.449000000</dc:date>
    <meta:editing-duration>PT39M18S</meta:editing-duration>
    <meta:editing-cycles>6</meta:editing-cycles>
    <meta:generator>LibreOffice/7.5.9.2$Windows_X86_64 LibreOffice_project/cdeefe45c17511d326101eed8008ac4092f278a9</meta:generator>
    <meta:document-statistic meta:table-count="2" meta:cell-count="42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4.198cm" style:legend-expansion="high" chart:style-name="ch2"/>
        <chart:plot-area chart:style-name="ch3" table:cell-range-address="Vel1.A2:Vel1.B80" svg:x="0.32cm" svg:y="0.18cm" svg:width="13.06cm" svg:height="8.64cm">
          <chart:coordinate-region svg:x="1.375cm" svg:y="0.382cm" svg:width="11.76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l1.B2:Vel1.B80" chart:class="chart:scatter">
            <chart:domain table:cell-range-address="Vel1.A2:Vel1.A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l1.A2:Vel1.A80</svg:desc>
                </draw:g>
              </table:table-cell>
              <table:table-cell office:value-type="float" office:value="0.01595">
                <text:p>0.01595</text:p>
                <draw:g>
                  <svg:desc>Vel1.B2:Vel1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779">
                <text:p>0.7777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928">
                <text:p>0.33928</text:p>
              </table:table-cell>
              <table:table-cell office:value-type="float" office:value="-0.02047">
                <text:p>-0.0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059">
                <text:p>0.37059</text:p>
              </table:table-cell>
              <table:table-cell office:value-type="float" office:value="-0.01904">
                <text:p>-0.01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474">
                <text:p>0.43474</text:p>
              </table:table-cell>
              <table:table-cell office:value-type="float" office:value="-0.01602">
                <text:p>-0.01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526">
                <text:p>0.56526</text:p>
              </table:table-cell>
              <table:table-cell office:value-type="float" office:value="-0.01017">
                <text:p>-0.01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01595">
                <text:p>0.01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27cm" svg:y="0.316cm" chart:style-name="ch2">
          <text:p>XFoil evaluation of Prandtl D root airfoil</text:p>
        </chart:title>
        <chart:legend chart:legend-position="end" svg:x="13.111cm" svg:y="4.198cm" style:legend-expansion="high" chart:style-name="ch3"/>
        <chart:plot-area chart:style-name="ch4" table:cell-range-address="Resultate.A24:Resultate.B46" svg:x="1.321cm" svg:y="1.301cm" svg:width="11.47cm" svg:height="6.548cm">
          <chart:coordinate-region svg:x="1.575cm" svg:y="1.503cm" svg:width="11.024cm" svg:height="6.144cm"/>
          <chart:axis chart:dimension="x" chart:name="primary-x" chart:style-name="ch5">
            <chart:title svg:x="6.067cm" svg:y="8.029cm" chart:style-name="ch6">
              <text:p>alfa [degrees]</text:p>
            </chart:title>
          </chart:axis>
          <chart:axis chart:dimension="y" chart:name="primary-y" chart:style-name="ch7">
            <chart:title svg:x="0.451cm" svg:y="4.833cm" chart:style-name="ch8">
              <text:p>CL</text:p>
            </chart:title>
            <chart:grid chart:style-name="ch9" chart:class="major"/>
          </chart:axis>
          <chart:series chart:style-name="ch10" chart:values-cell-range-address="Resultate.B24:Resultate.B46" chart:class="chart:scatter">
            <chart:domain table:cell-range-address="Resultate.A24:Resultate.A46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Resultate.A24:Resultate.A46</svg:desc>
                </draw:g>
              </table:table-cell>
              <table:table-cell office:value-type="float" office:value="-0.2664">
                <text:p>-0.2664</text:p>
                <draw:g>
                  <svg:desc>Resultate.B24:Resultate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0.2629">
                <text:p>-0.2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0.3073">
                <text:p>-0.3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0.2446">
                <text:p>-0.2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0.1571">
                <text:p>-0.1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0.0677">
                <text:p>-0.0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185">
                <text:p>0.3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4075">
                <text:p>0.4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5698">
                <text:p>0.5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6417">
                <text:p>0.6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416">
                <text:p>0.7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8086">
                <text:p>0.8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9391">
                <text:p>0.9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0359">
                <text:p>1.0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.1178">
                <text:p>1.1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.1566">
                <text:p>1.1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.1255">
                <text:p>1.1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.0836">
                <text:p>1.0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.0444">
                <text:p>1.0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.0378">
                <text:p>1.0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.097">
                <text:p>1.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